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LARCON PEREZ WALTE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LARCON PEREZ WALT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JAEN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LARCON PEREZ, OSWAL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ALARCON PEREZ, MILQUIADES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VACUNA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66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6T21:42:2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